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52a" officeooo:paragraph-rsid="000f552a"/>
    </style:style>
    <style:style style:name="P2" style:family="paragraph" style:parent-style-name="Standard">
      <style:text-properties officeooo:rsid="000f7f44" officeooo:paragraph-rsid="000f7f44"/>
    </style:style>
    <style:style style:name="P3" style:family="paragraph" style:parent-style-name="Standard">
      <style:text-properties officeooo:rsid="00104140" officeooo:paragraph-rsid="00104140"/>
    </style:style>
    <style:style style:name="P4" style:family="paragraph" style:parent-style-name="Standard">
      <style:text-properties officeooo:paragraph-rsid="00104140"/>
    </style:style>
    <style:style style:name="P5" style:family="paragraph" style:parent-style-name="Standard">
      <style:text-properties fo:font-weight="bold" officeooo:rsid="000f7f44" officeooo:paragraph-rsid="000f7f44" style:font-weight-asian="bold" style:font-weight-complex="bold"/>
    </style:style>
    <style:style style:name="P6" style:family="paragraph" style:parent-style-name="Standard">
      <style:text-properties fo:font-weight="bold" officeooo:rsid="000f7f44" officeooo:paragraph-rsid="00104140" style:font-weight-asian="bold" style:font-weight-complex="bold"/>
    </style:style>
    <style:style style:name="P7" style:family="paragraph" style:parent-style-name="Standard">
      <style:text-properties fo:font-weight="bold" officeooo:rsid="00104140" officeooo:paragraph-rsid="00104140" style:font-weight-asian="bold" style:font-weight-complex="bold"/>
    </style:style>
    <style:style style:name="P8" style:family="paragraph" style:parent-style-name="Heading_20_3">
      <style:paragraph-properties fo:text-align="center" style:justify-single-word="false"/>
      <style:text-properties fo:font-size="28pt" style:text-underline-style="solid" style:text-underline-width="auto" style:text-underline-color="font-color" officeooo:rsid="000d9964" officeooo:paragraph-rsid="000d9964" style:font-size-asian="24.5pt" style:font-size-complex="28pt"/>
    </style:style>
    <style:style style:name="P9" style:family="paragraph" style:parent-style-name="Quotations">
      <style:text-properties officeooo:rsid="000d9964" officeooo:paragraph-rsid="00111d58"/>
    </style:style>
    <style:style style:name="P10" style:family="paragraph" style:parent-style-name="Quotations">
      <style:paragraph-properties fo:margin-top="0cm" fo:margin-bottom="0cm" loext:contextual-spacing="false"/>
    </style:style>
    <style:style style:name="P11" style:family="paragraph" style:parent-style-name="Quotations">
      <style:paragraph-properties fo:margin-top="0cm" fo:margin-bottom="0cm" loext:contextual-spacing="false"/>
      <style:text-properties officeooo:rsid="000d9964" officeooo:paragraph-rsid="000d9964"/>
    </style:style>
    <style:style style:name="P12" style:family="paragraph" style:parent-style-name="Quotations">
      <style:paragraph-properties fo:margin-top="0.101cm" fo:margin-bottom="0.101cm" loext:contextual-spacing="false"/>
      <style:text-properties officeooo:rsid="000d9964" officeooo:paragraph-rsid="000d9964"/>
    </style:style>
    <style:style style:name="P13" style:family="paragraph" style:parent-style-name="Quotations">
      <style:paragraph-properties fo:margin-left="0cm" fo:margin-right="1cm" fo:text-indent="0cm" style:auto-text-indent="false"/>
      <style:text-properties fo:font-weight="bold" officeooo:rsid="00104140" officeooo:paragraph-rsid="00104140"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0f7f44"/>
    </style:style>
    <style:style style:name="T4" style:family="text">
      <style:text-properties officeooo:rsid="00104140"/>
    </style:style>
    <style:style style:name="T5" style:family="text">
      <style:text-properties officeooo:rsid="00111d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Assignment 1 AWS</text:h>
      <text:h text:style-name="Heading_20_3" text:outline-level="3"/>
      <text:h text:style-name="Heading_20_3" text:outline-level="3">Task 1</text:h>
      <text:p text:style-name="P10">Create a vpc through wizard, having one public subnet and one private subnet.</text:p>
      <text:p text:style-name="P11"># Created a vpc named Tarun in Mumbai region , One private subnet named </text:p>
      <text:p text:style-name="P12">Public Subnet and a private subnet named as Private Subnet in the same VPC.</text:p>
      <text:h text:style-name="Heading_20_3" text:outline-level="3"><text:bookmark text:name="user-content-task-2"/>Task 2</text:h>
      <text:p text:style-name="Quotations">Create two instances within the vpc that you created in task 1, windows instance in public subnet and linux instance in private subnet. check if linux is pingable from windows and vice versa.</text:p>
      <text:p text:style-name="P9"># Created 2 instances , 1st was a Windows instance which i created in Public Subnet and 2<text:span text:style-name="T1">nd</text:span> was a linux instance. </text:p>
      <text:p text:style-name="P9"><text:span text:style-name="T5"># First they were not pingable but after allowing ICMP in security groups of both instances they were pingable</text:span> </text:p>
      <text:h text:style-name="Heading_20_3" text:outline-level="3"><text:bookmark text:name="user-content-task-3"/>Task 3</text:h>
      <text:p text:style-name="Quotations">Delete all the instances and now make those two instances that you created in previous task using aws-cli.</text:p>
      <text:p text:style-name="P13">Deleted above 2 created instances and setup aws cli using following commands.</text:p>
      <text:p text:style-name="P1"><text:span text:style-name="T3"># </text:span>sudo apt-get install awscli</text:p>
      <text:p text:style-name="P1"><text:span text:style-name="T3"># </text:span>aws –version</text:p>
      <text:p text:style-name="P1"><text:span text:style-name="T3"># </text:span>aws configure <text:span text:style-name="T3">(Add your access key, secret key, region code , output format)</text:span></text:p>
      <text:p text:style-name="P1"><text:span text:style-name="T3"># </text:span>cd .aws/</text:p>
      <text:p text:style-name="P1"><text:span text:style-name="T3"># </text:span>vim config</text:p>
      <text:p text:style-name="P2"># sudo chmod 600 ~/.aws/config</text:p>
      <text:p text:style-name="P2"># ssh-keygen -t rsa -f ~/.ssh/ec2</text:p>
      <text:p text:style-name="P2"># aws ec2 import-key-pair --key-name my-ec2-key --public-key-material "$(cat ~/.ssh/ec2.pub)"</text:p>
      <text:p text:style-name="P7">To create a security group for both instances</text:p>
      <text:p text:style-name="P2"># aws ec2 create-security-group --group-name securitygroup --description "Security Group for all instances" --vpc-id vpc-06a7539946657cccd</text:p>
      <text:p text:style-name="P5"><text:span text:style-name="T4">To create a windows instance in public subnet</text:span></text:p>
      <text:p text:style-name="P3"># aws ec2 run-instances --image-id <text:s/>ami-5f95bd30 --count 1 --instance-type t2.micro --security-group-ids sg-014d5e3176448918b --subnet-id subnet-0b8092702f252b45f</text:p>
      <text:p text:style-name="P6"><text:span text:style-name="T4">To create a linux instance in private subnet</text:span></text:p>
      <text:p text:style-name="P4"><text:span text:style-name="T4"># aws ec2 run-instances --image-id ami-76d6f519 --count 1 --instance-type t2.micro --security-group-ids sg-014d5e3176448918b --subnet-id subnet-091d2103223e511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20:14:35.393808364</meta:creation-date>
    <dc:date>2018-06-26T23:31:49.618388202</dc:date>
    <meta:editing-duration>PT2H6M12S</meta:editing-duration>
    <meta:editing-cycles>1</meta:editing-cycles>
    <meta:document-statistic meta:table-count="0" meta:image-count="0" meta:object-count="0" meta:page-count="1" meta:paragraph-count="26" meta:word-count="283" meta:character-count="1751" meta:non-whitespace-character-count="1505"/>
    <meta:generator>LibreOffice/5.1.6.2$Linux_X86_64 LibreOffice_project/10m0$Build-2</meta:generator>
  </office:meta>
</office:document-meta>
</file>